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856" table:style-name="ce30">
            <text:p>8,856</text:p>
          </table:table-cell>
          <table:table-cell office:value-type="float" office:value="7935.66" table:style-name="ce33">
            <text:p>7,936</text:p>
          </table:table-cell>
          <table:table-cell office:value-type="float" office:value="12018" table:style-name="ce43">
            <text:p>12,018</text:p>
          </table:table-cell>
          <table:table-cell office:value-type="float" office:value="11354.22" table:style-name="ce46">
            <text:p>11,354</text:p>
          </table:table-cell>
          <table:table-cell office:value-type="float" office:value="6598" table:style-name="ce94">
            <text:p>6,598</text:p>
          </table:table-cell>
          <table:table-cell office:value-type="float" office:value="6361.51" table:style-name="ce97">
            <text:p>6,362</text:p>
          </table:table-cell>
          <table:table-cell office:value-type="float" office:value="2008" table:style-name="ce101">
            <text:p>2,008</text:p>
          </table:table-cell>
          <table:table-cell office:value-type="float" office:value="1961.49" table:style-name="ce104">
            <text:p>1,961</text:p>
          </table:table-cell>
          <table:table-cell office:value-type="float" office:value="214" table:style-name="ce112">
            <text:p>214</text:p>
          </table:table-cell>
          <table:table-cell office:value-type="float" office:value="212.55" table:style-name="ce115">
            <text:p>21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694" table:content-validation-name="val3" table:style-name="ce67">
            <text:p>29,694</text:p>
          </table:table-cell>
          <table:table-cell office:value-type="float" office:value="27825.43" table:content-validation-name="val3" table:style-name="ce69">
            <text:p>27,825</text:p>
          </table:table-cell>
          <table:table-cell office:value-type="float" office:value="2134" table:style-name="ce68">
            <text:p>2,134</text:p>
          </table:table-cell>
          <table:table-cell office:value-type="float" office:value="2057.88" table:style-name="ce73">
            <text:p>2,058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2134" table:style-name="ce156">
            <text:p>2,134</text:p>
          </table:table-cell>
          <table:table-cell office:value-type="float" office:value="2057.88" table:style-name="ce157">
            <text:p>2,058</text:p>
          </table:table-cell>
          <table:table-cell office:value-type="float" office:value="31828" table:content-validation-name="val3" table:style-name="ce158">
            <text:p>31,828</text:p>
          </table:table-cell>
          <table:table-cell office:value-type="float" office:value="29883.31" table:content-validation-name="val3" table:style-name="ce159">
            <text:p>29,883</text:p>
          </table:table-cell>
          <table:table-cell office:value-type="currency" office:value="65629000" table:content-validation-name="val2" table:style-name="ce9">
            <text:p>£65,629,000.00</text:p>
          </table:table-cell>
          <table:table-cell office:value-type="currency" office:value="9400000" table:content-validation-name="val2" table:style-name="ce9">
            <text:p>£9,400,000.00</text:p>
          </table:table-cell>
          <table:table-cell office:value-type="currency" office:value="2999000" table:content-validation-name="val2" table:style-name="ce9">
            <text:p>£2,999,000.00</text:p>
          </table:table-cell>
          <table:table-cell office:value-type="currency" office:value="2192000" table:content-validation-name="val2" table:style-name="ce9">
            <text:p>£2,192,000.00</text:p>
          </table:table-cell>
          <table:table-cell office:value-type="currency" office:value="14025000" table:content-validation-name="val2" table:style-name="ce9">
            <text:p>£14,025,000.00</text:p>
          </table:table-cell>
          <table:table-cell office:value-type="currency" office:value="6002000" table:content-validation-name="val2" table:style-name="ce9">
            <text:p>£6,002,000.00</text:p>
          </table:table-cell>
          <table:table-cell office:value-type="currency" office:value="100247000" table:style-name="ce10">
            <text:p>£100,247,000.00</text:p>
          </table:table-cell>
          <table:table-cell office:value-type="currency" office:value="5371000" table:content-validation-name="val2" table:style-name="ce11">
            <text:p>£5,371,000.00</text:p>
          </table:table-cell>
          <table:table-cell office:value-type="currency" office:value="1484000" table:content-validation-name="val2" table:style-name="ce11">
            <text:p>£1,484,000.00</text:p>
          </table:table-cell>
          <table:table-cell office:value-type="currency" office:value="6855000" table:style-name="ce10">
            <text:p>£6,855,000.00</text:p>
          </table:table-cell>
          <table:table-cell office:value-type="currency" office:value="107102000" table:style-name="ce12">
            <text:p>£107,10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5" table:style-name="ce29">
            <text:p>305</text:p>
          </table:table-cell>
          <table:table-cell office:value-type="float" office:value="276.45800000000014" table:style-name="ce32">
            <text:p>276</text:p>
          </table:table-cell>
          <table:table-cell office:value-type="float" office:value="206" table:style-name="ce42">
            <text:p>206</text:p>
          </table:table-cell>
          <table:table-cell office:value-type="float" office:value="194.09000000000006" table:style-name="ce44">
            <text:p>194</text:p>
          </table:table-cell>
          <table:table-cell office:value-type="float" office:value="260" table:style-name="ce93">
            <text:p>260</text:p>
          </table:table-cell>
          <table:table-cell office:value-type="float" office:value="248.46" table:style-name="ce96">
            <text:p>248</text:p>
          </table:table-cell>
          <table:table-cell office:value-type="float" office:value="33" table:style-name="ce100">
            <text:p>33</text:p>
          </table:table-cell>
          <table:table-cell office:value-type="float" office:value="32.270000000000003" table:style-name="ce102">
            <text:p>32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3" table:content-validation-name="val3" table:style-name="ce74">
            <text:p>813</text:p>
          </table:table-cell>
          <table:table-cell office:value-type="float" office:value="760.27800000000025" table:content-validation-name="val3" table:style-name="ce70">
            <text:p>76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5" table:style-name="ce155">
            <text:p>15</text:p>
          </table:table-cell>
          <table:table-cell office:value-type="float" office:value="15" table:style-name="ce153">
            <text:p>15</text:p>
          </table:table-cell>
          <table:table-cell office:value-type="float" office:value="15" table:style-name="ce74">
            <text:p>15</text:p>
          </table:table-cell>
          <table:table-cell office:value-type="float" office:value="15" table:style-name="ce161">
            <text:p>15</text:p>
          </table:table-cell>
          <table:table-cell office:value-type="float" office:value="828" table:content-validation-name="val3" table:style-name="ce164">
            <text:p>828</text:p>
          </table:table-cell>
          <table:table-cell office:value-type="float" office:value="775.27800000000025" table:content-validation-name="val3" table:style-name="ce160">
            <text:p>775</text:p>
          </table:table-cell>
          <table:table-cell office:value-type="currency" office:value="1657600.8299999963" table:content-validation-name="val1" table:style-name="ce9">
            <text:p>£1,657,600.83</text:p>
          </table:table-cell>
          <table:table-cell office:value-type="currency" office:value="6445.8100000000013" table:content-validation-name="val1" table:style-name="ce9">
            <text:p>£6,445.8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4371.64999999998" table:content-validation-name="val1" table:style-name="ce9">
            <text:p>£84,371.65</text:p>
          </table:table-cell>
          <table:table-cell office:value-type="currency" office:value="300007.24999999884" table:content-validation-name="val1" table:style-name="ce9">
            <text:p>£300,007.25</text:p>
          </table:table-cell>
          <table:table-cell office:value-type="currency" office:value="126876.81000000042" table:content-validation-name="val1" table:style-name="ce9">
            <text:p>£126,876.81</text:p>
          </table:table-cell>
          <table:table-cell office:value-type="currency" office:value="2175302.3499999954" table:style-name="ce10">
            <text:p>£2,175,302.35</text:p>
          </table:table-cell>
          <table:table-cell office:value-type="currency" office:value="22323.71" table:content-validation-name="val2" table:style-name="ce9">
            <text:p>£22,323.71</text:p>
          </table:table-cell>
          <table:table-cell office:value-type="currency" office:value="347458.5" table:content-validation-name="val2" table:style-name="ce11">
            <text:p>£347,458.50</text:p>
          </table:table-cell>
          <table:table-cell office:value-type="currency" office:value="369782.21" table:style-name="ce10">
            <text:p>£369,782.21</text:p>
          </table:table-cell>
          <table:table-cell office:value-type="currency" office:value="2545084.5599999954" table:style-name="ce12">
            <text:p>£2,545,084.5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8" table:style-name="ce31">
            <text:p>48</text:p>
          </table:table-cell>
          <table:table-cell office:value-type="float" office:value="46.297200000000004" table:style-name="ce34">
            <text:p>46</text:p>
          </table:table-cell>
          <table:table-cell office:value-type="float" office:value="62" table:style-name="ce41">
            <text:p>62</text:p>
          </table:table-cell>
          <table:table-cell office:value-type="float" office:value="61.7027" table:style-name="ce45">
            <text:p>62</text:p>
          </table:table-cell>
          <table:table-cell office:value-type="float" office:value="618" table:style-name="ce95">
            <text:p>618</text:p>
          </table:table-cell>
          <table:table-cell office:value-type="float" office:value="609.8227999999998" table:style-name="ce98">
            <text:p>610</text:p>
          </table:table-cell>
          <table:table-cell office:value-type="float" office:value="51" table:style-name="ce99">
            <text:p>51</text:p>
          </table:table-cell>
          <table:table-cell office:value-type="float" office:value="50.662199999999999" table:style-name="ce103">
            <text:p>51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85" table:content-validation-name="val3" table:style-name="ce74">
            <text:p>785</text:p>
          </table:table-cell>
          <table:table-cell office:value-type="float" office:value="774.48489999999981" table:content-validation-name="val3" table:style-name="ce76">
            <text:p>774</text:p>
          </table:table-cell>
          <table:table-cell office:value-type="float" office:value="45" table:style-name="ce75">
            <text:p>45</text:p>
          </table:table-cell>
          <table:table-cell office:value-type="float" office:value="45" table:style-name="ce86">
            <text:p>45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6" table:style-name="ce135">
            <text:p>6</text:p>
          </table:table-cell>
          <table:table-cell office:value-type="float" office:value="6" table:style-name="ce140">
            <text:p>6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1" table:style-name="ce74">
            <text:p>51</text:p>
          </table:table-cell>
          <table:table-cell office:value-type="float" office:value="51" table:style-name="ce166">
            <text:p>51</text:p>
          </table:table-cell>
          <table:table-cell office:value-type="float" office:value="836" table:content-validation-name="val3" table:style-name="ce164">
            <text:p>836</text:p>
          </table:table-cell>
          <table:table-cell office:value-type="float" office:value="825.48489999999981" table:content-validation-name="val3" table:style-name="ce162">
            <text:p>825</text:p>
          </table:table-cell>
          <table:table-cell office:value-type="currency" office:value="2126724.23" table:content-validation-name="val2" table:style-name="ce9">
            <text:p>£2,126,724.23</text:p>
          </table:table-cell>
          <table:table-cell office:value-type="currency" office:value="337324.82" table:content-validation-name="val2" table:style-name="ce9">
            <text:p>£337,324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74759" table:content-validation-name="val2" table:style-name="ce9">
            <text:p>£74,759.00</text:p>
          </table:table-cell>
          <table:table-cell office:value-type="currency" office:value="380714.14" table:content-validation-name="val2" table:style-name="ce9">
            <text:p>£380,714.14</text:p>
          </table:table-cell>
          <table:table-cell office:value-type="currency" office:value="186877.3" table:content-validation-name="val2" table:style-name="ce9">
            <text:p>£186,877.30</text:p>
          </table:table-cell>
          <table:table-cell office:value-type="currency" office:value="3106399.4899999998" table:style-name="ce10">
            <text:p>£3,106,399.49</text:p>
          </table:table-cell>
          <table:table-cell office:value-type="currency" office:value="403542" table:content-validation-name="val2" table:style-name="ce11">
            <text:p>£403,542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403542" table:style-name="ce10">
            <text:p>£403,542.00</text:p>
          </table:table-cell>
          <table:table-cell office:value-type="currency" office:value="3509941.4899999998" table:style-name="ce12">
            <text:p>£3,509,941.4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3" table:style-name="ce36">
            <text:p>13</text:p>
          </table:table-cell>
          <table:table-cell office:value-type="float" office:value="11.5" table:style-name="ce39">
            <text:p>12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88">
            <text:p>38</text:p>
          </table:table-cell>
          <table:table-cell office:value-type="float" office:value="37" table:style-name="ce91">
            <text:p>37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2" table:content-validation-name="val3" table:style-name="ce74">
            <text:p>62</text:p>
          </table:table-cell>
          <table:table-cell office:value-type="float" office:value="57.9" table:content-validation-name="val3" table:style-name="ce59">
            <text:p>58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2" table:content-validation-name="val3" table:style-name="ce164">
            <text:p>62</text:p>
          </table:table-cell>
          <table:table-cell office:value-type="float" office:value="57.9" table:content-validation-name="val3" table:style-name="ce163">
            <text:p>58</text:p>
          </table:table-cell>
          <table:table-cell office:value-type="currency" office:value="187908" table:content-validation-name="val2" table:style-name="ce9">
            <text:p>£187,908.00</text:p>
          </table:table-cell>
          <table:table-cell office:value-type="currency" office:value="34" table:content-validation-name="val2" table:style-name="ce9">
            <text:p>£34.00</text:p>
          </table:table-cell>
          <table:table-cell office:value-type="currency" office:value="103858" table:content-validation-name="val2" table:style-name="ce9">
            <text:p>£103,858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236" table:content-validation-name="val2" table:style-name="ce9">
            <text:p>£31,236.00</text:p>
          </table:table-cell>
          <table:table-cell office:value-type="currency" office:value="17859" table:content-validation-name="val2" table:style-name="ce9">
            <text:p>£17,859.00</text:p>
          </table:table-cell>
          <table:table-cell office:value-type="currency" office:value="340895" table:style-name="ce10">
            <text:p>£340,89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40895" table:style-name="ce12">
            <text:p>£340,895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4" table:style-name="ce35">
            <text:p>34</text:p>
          </table:table-cell>
          <table:table-cell office:value-type="float" office:value="33.409999999999997" table:style-name="ce38">
            <text:p>33</text:p>
          </table:table-cell>
          <table:table-cell office:value-type="float" office:value="66" table:style-name="ce48">
            <text:p>66</text:p>
          </table:table-cell>
          <table:table-cell office:value-type="float" office:value="66" table:style-name="ce50">
            <text:p>66</text:p>
          </table:table-cell>
          <table:table-cell office:value-type="float" office:value="36" table:style-name="ce87">
            <text:p>36</text:p>
          </table:table-cell>
          <table:table-cell office:value-type="float" office:value="35.200000000000003" table:style-name="ce90">
            <text:p>35</text:p>
          </table:table-cell>
          <table:table-cell office:value-type="float" office:value="18" table:style-name="ce106">
            <text:p>18</text:p>
          </table:table-cell>
          <table:table-cell office:value-type="float" office:value="18" table:style-name="ce108">
            <text:p>18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64" table:content-validation-name="val3" table:style-name="ce74">
            <text:p>164</text:p>
          </table:table-cell>
          <table:table-cell office:value-type="float" office:value="157.89000000000001" table:content-validation-name="val3" table:style-name="ce60">
            <text:p>158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12" table:style-name="ce85">
            <text:p>12</text:p>
          </table:table-cell>
          <table:table-cell office:value-type="float" office:value="12" table:style-name="ce130">
            <text:p>12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4" table:style-name="ce144">
            <text:p>14</text:p>
          </table:table-cell>
          <table:table-cell office:value-type="float" office:value="10.6" table:style-name="ce146">
            <text:p>11</text:p>
          </table:table-cell>
          <table:table-cell office:value-type="float" office:value="29" table:style-name="ce74">
            <text:p>29</text:p>
          </table:table-cell>
          <table:table-cell office:value-type="float" office:value="25.6" table:style-name="ce168">
            <text:p>26</text:p>
          </table:table-cell>
          <table:table-cell office:value-type="float" office:value="193" table:content-validation-name="val3" table:style-name="ce164">
            <text:p>193</text:p>
          </table:table-cell>
          <table:table-cell office:value-type="float" office:value="183.49" table:content-validation-name="val3" table:style-name="ce165">
            <text:p>183</text:p>
          </table:table-cell>
          <table:table-cell office:value-type="currency" office:value="441201.77" table:content-validation-name="val1" table:style-name="ce9">
            <text:p>£441,201.77</text:p>
          </table:table-cell>
          <table:table-cell office:value-type="currency" office:value="49907.79" table:content-validation-name="val1" table:style-name="ce9">
            <text:p>£49,907.79</text:p>
          </table:table-cell>
          <table:table-cell office:value-type="currency" office:value="1500" table:content-validation-name="val2" table:style-name="ce9">
            <text:p>£1,500.00</text:p>
          </table:table-cell>
          <table:table-cell office:value-type="currency" office:value="1457.38" table:content-validation-name="val1" table:style-name="ce9">
            <text:p>£1,457.38</text:p>
          </table:table-cell>
          <table:table-cell office:value-type="currency" office:value="89303.47" table:content-validation-name="val1" table:style-name="ce9">
            <text:p>£89,303.47</text:p>
          </table:table-cell>
          <table:table-cell office:value-type="currency" office:value="42784.93" table:content-validation-name="val1" table:style-name="ce9">
            <text:p>£42,784.93</text:p>
          </table:table-cell>
          <table:table-cell office:value-type="currency" office:value="626155.34000000008" table:style-name="ce10">
            <text:p>£626,155.34</text:p>
          </table:table-cell>
          <table:table-cell office:value-type="currency" office:value="155044.07" table:content-validation-name="val1" table:style-name="ce11">
            <text:p>£155,044.07</text:p>
          </table:table-cell>
          <table:table-cell office:value-type="currency" office:value="302022" table:content-validation-name="val2" table:style-name="ce9">
            <text:p>£302,022.00</text:p>
          </table:table-cell>
          <table:table-cell office:value-type="currency" office:value="457066.07" table:style-name="ce10">
            <text:p>£457,066.07</text:p>
          </table:table-cell>
          <table:table-cell office:value-type="currency" office:value="1083221.4100000001" table:style-name="ce12">
            <text:p>£1,083,221.4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1" table:style-name="ce89">
            <text:p>51</text:p>
          </table:table-cell>
          <table:table-cell office:value-type="float" office:value="51" table:style-name="ce92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9" table:content-validation-name="val3" table:style-name="ce14">
            <text:p>69</text:p>
          </table:table-cell>
          <table:table-cell office:value-type="float" office:value="67.180000000000007" table:content-validation-name="val3" table:style-name="ce14">
            <text:p>6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9" table:content-validation-name="val3" table:style-name="ce15">
            <text:p>69</text:p>
          </table:table-cell>
          <table:table-cell office:value-type="float" office:value="67.180000000000007" table:content-validation-name="val3" table:style-name="ce15">
            <text:p>67</text:p>
          </table:table-cell>
          <table:table-cell office:value-type="currency" office:value="172703.67" table:content-validation-name="val2" table:style-name="ce9">
            <text:p>£172,703.67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746.32" table:content-validation-name="val2" table:style-name="ce9">
            <text:p>£31,746.32</text:p>
          </table:table-cell>
          <table:table-cell office:value-type="currency" office:value="27827.58" table:content-validation-name="val2" table:style-name="ce9">
            <text:p>£27,827.58</text:p>
          </table:table-cell>
          <table:table-cell office:value-type="currency" office:value="232277.57" table:style-name="ce10">
            <text:p>£232,277.57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32277.57" table:style-name="ce12">
            <text:p>£232,277.57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6-02-16T09:34:54Z</dc:date>
  </office:meta>
</office:document-meta>
</file>